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Dersin Ad</text:span><text:span text:style-name="T2">ı : Algoritma ve Programlama - II </text:span></text:p>
      <text:p text:style-name="P1"><text:span text:style-name="T3">Ödev - 2 : Personel Mesai Takip Sistemi-2 </text:span></text:p>
      <text:p text:style-name="P1"><text:span text:style-name="T3">Verilme Tarihi : 22.03.2010 Pazartesi </text:span></text:p>
      <text:p text:style-name="P1"><text:span text:style-name="T3">Teslim Tarihi : 28.03.2010 Pazar, Saat 23:59 (kaynak kod) </text:span></text:p>
      <text:p text:style-name="P1"><text:span text:style-name="T3">29.03.2010 Pazartesi, Saat 16:30 (rapor) </text:span></text:p>
      <text:p text:style-name="P1"><text:span text:style-name="T4"/></text:p>
      <text:p text:style-name="P1"><text:span text:style-name="T5">A) Sorgulama Program</text:span><text:span text:style-name="T6">ı </text:span></text:p>
      <text:p text:style-name="P1"><text:span text:style-name="T7"/></text:p>
      <text:p text:style-name="P1"><text:span text:style-name="T8">5) Mesaiye geç gelen personelin listelenmesi </text:span></text:p>
      <text:p text:style-name="P1"><text:span text:style-name="T9"/></text:p>
      <text:p text:style-name="P1"><text:span text:style-name="T10">Mesai ba</text:span><text:span text:style-name="T11">şlama saati 09:00 olduğuna göre, o ay içerisinde mesaiye geç gelen personelin </text:span></text:p>
      <text:p text:style-name="P1"><text:span text:style-name="T12">numaralar</text:span><text:span text:style-name="T13">ı ve kaç kez geç geldikleri aşağıdaki şekilde listelenmelidir: </text:span></text:p>
      <text:p text:style-name="P1"><text:span text:style-name="T14"/></text:p>
      <text:p text:style-name="P1"><text:span text:style-name="T15">Per No Kaç Kez Geç Gelmi</text:span><text:span text:style-name="T16">ş<text:s/></text:span><text:span text:style-name="T17"/></text:p>
      <text:p text:style-name="P1"><text:span text:style-name="T18">------ ------------------<text:s/></text:span><text:span text:style-name="T19"/></text:p>
      <text:p text:style-name="P1"><text:span text:style-name="T20">71 1<text:s/></text:span><text:span text:style-name="T21"/></text:p>
      <text:p text:style-name="P1"><text:span text:style-name="T22">23 4 </text:span></text:p>
      <text:p text:style-name="P1"><text:span text:style-name="T23"/></text:p>
      <text:p text:style-name="P1"><text:span text:style-name="T24">6) Belirli bir günün mesai kay</text:span><text:span text:style-name="T25">ıtlarının listelenmesi </text:span></text:p>
      <text:p text:style-name="P1"><text:span text:style-name="T26"/></text:p>
      <text:p text:style-name="P1"><text:span text:style-name="T27">Kullan</text:span><text:span text:style-name="T28">ıcıdan görmek istediği günün numarası alınarak, o gün işe gelen tüm personelin </text:span></text:p>
      <text:p text:style-name="P1"><text:span text:style-name="T29">bilgileri, mesai kay</text:span><text:span text:style-name="T30">ıtları ve o gün için çalışma sürelerinin ortalaması aşağıdaki şekilde </text:span></text:p>
      <text:p text:style-name="P1"><text:span text:style-name="T31">listelenmelidir: </text:span></text:p>
      <text:p text:style-name="P1"><text:span text:style-name="T32"/></text:p>
      <text:p text:style-name="P1"><text:span text:style-name="T33">Per No Ad Soyad<text:s text:c="17"/>Gir Saati Ç</text:span><text:span text:style-name="T34">ık Saati Süre<text:s/></text:span><text:span text:style-name="T35"/></text:p>
      <text:p text:style-name="P1"><text:span text:style-name="T36">------ ------------------------ --------- --------- ----------<text:s/></text:span><text:span text:style-name="T37"/></text:p>
      <text:p text:style-name="P1"><text:span text:style-name="T38">56<text:s text:c="5"/>Ay</text:span><text:span text:style-name="T39">şe Mert<text:s text:c="16"/>08:55 17:05 8 sa 10 dk<text:s/></text:span><text:span text:style-name="T40"/></text:p>
      <text:p text:style-name="P1"><text:span text:style-name="T41">23<text:s text:c="5"/>Ali Kaya<text:s text:c="17"/>10:00 19:00 9 sa 0 dk<text:s/></text:span><text:span text:style-name="T42"/></text:p>
      <text:p text:style-name="P1"><text:span text:style-name="T43">71<text:s text:c="5"/>Hasan Tahsin<text:s text:c="13"/>09:00 17:25 8 sa 25 dk<text:s/></text:span><text:span text:style-name="T44"/></text:p>
      <text:p text:style-name="P1"><text:span text:style-name="T45">O gün için çal</text:span><text:span text:style-name="T46">ışma sürelerinin ortalaması: 8 sa 31.67 dk </text:span></text:p>
      <text:p text:style-name="P1"><text:span text:style-name="T47"/></text:p>
      <text:p text:style-name="P1"><text:span text:style-name="T48">B) Güncelleme Program</text:span><text:span text:style-name="T49">ı </text:span></text:p>
      <text:p text:style-name="P1"><text:span text:style-name="T50"/></text:p>
      <text:p text:style-name="P1"><text:span text:style-name="T51">A</text:span><text:span text:style-name="T52">şağıda listelenen isteklerin bir menü aracılığıyla gerçekleştirilmesi istenmektedir (ilgili kayıt </text:span></text:p>
      <text:p text:style-name="P1"><text:span text:style-name="T53">ya da kay</text:span><text:span text:style-name="T54">ıtların bulunamaması durumunda, bunu belirten bir mesaj verilmelidir): </text:span></text:p>
      <text:p text:style-name="P1"><text:span text:style-name="T55"/></text:p>
      <text:p text:style-name="P1"><text:span text:style-name="T56">1) Yeni bir personelin eklenmesi </text:span></text:p>
      <text:p text:style-name="P1"><text:span text:style-name="T57"/></text:p>
      <text:p text:style-name="P1"><text:span text:style-name="T58">Önce personel numaras</text:span><text:span text:style-name="T59">ı kullanıcıdan alınmalı ve bu numaralı bir personel varsa ekleme </text:span></text:p>
      <text:p text:style-name="P1"><text:span text:style-name="T60">yap</text:span><text:span text:style-name="T61">ılmamalıdır, yoksa personelin diğer bilgileri (toplam çalışma süresi hariç) kullanıcıdan </text:span></text:p>
      <text:p text:style-name="P1"><text:span text:style-name="T62">al</text:span><text:span text:style-name="T63">ınarak ekleme işlemi gerçekleştirilmelidir. </text:span></text:p>
      <text:p text:style-name="P1"><text:span text:style-name="T64"/></text:p>
      <text:p text:style-name="P1"><text:span text:style-name="T65">2) Bir personelin bilgilerinin güncellenmesi </text:span></text:p>
      <text:p text:style-name="P1"><text:span text:style-name="T66"/></text:p>
      <text:p text:style-name="P1"><text:span text:style-name="T67">Önce personel numaras</text:span><text:span text:style-name="T68">ı kullanıcıdan alınmalı ve personel varsa ünvanı ve maaş katsayısı </text:span></text:p>
      <text:p text:style-name="P1"><text:span text:style-name="T69">güncellenmelidir. </text:span></text:p>
      <text:p text:style-name="P1"><text:span text:style-name="T70"/></text:p>
      <text:p text:style-name="P1"><text:span text:style-name="T71">3) Belirli bir günün mesai kay</text:span><text:span text:style-name="T72">ıtlarının eklenmesi </text:span></text:p>
      <text:p text:style-name="P1"><text:span text:style-name="T73"/></text:p>
      <text:p text:style-name="P1"><text:span text:style-name="T74">Önce kullan</text:span><text:span text:style-name="T75">ıcıdan gün numarası alınmalıdır. Daha sonra ise personel numarası kullanıcıdan </text:span></text:p>
      <text:p text:style-name="P1"><text:span text:style-name="T76">al</text:span><text:span text:style-name="T77">ınmalı ve personel varsa bu personelin o gün için giriş/çıkış zamanına ilişkin veriler </text:span></text:p>
      <text:p text:style-name="P1"><text:span text:style-name="T78">kullan</text:span><text:span text:style-name="T79">ıcıdan alınarak “mesai.txt” dosyasının sonuna eklenmeli ve personelin bu ayda çalıştığı </text:span></text:p>
      <text:p text:style-name="P1"><text:span text:style-name="T80">toplam süre güncellenmelidir. Kullan</text:span><text:span text:style-name="T81">ıcı, varsa başka personelin mesai kayıtlarını eklemeye </text:span></text:p>
      <text:p text:style-name="P1"><text:span text:style-name="T82">devam edebilmelidir. </text:span></text:p>
      <text:p text:style-name="P1"><text:span text:style-name="T83"/></text:p>
      <text:p text:style-name="P1"><text:span text:style-name="T84">4) Bir personelin kayd</text:span><text:span text:style-name="T85">ının silinmesi </text:span></text:p>
      <text:p text:style-name="P1"><text:span text:style-name="T86"/></text:p>
      <text:p text:style-name="P1"><text:span text:style-name="T87">Önce personel numaras</text:span><text:span text:style-name="T88">ı kullanıcıdan alınmalı, personel varsa o personele ilişkin bilgiler ve o </text:span></text:p>
      <text:p text:style-name="P1"><text:span text:style-name="T89">personelin tüm mesai kay</text:span><text:span text:style-name="T90">ıtları (varsa) silinmelidir. </text:span></text:p>
      <text:p text:style-name="P1"><text:span text:style-name="T91"/></text:p>
      <text:p text:style-name="P1"><text:span text:style-name="T92">5) Personel dosyas</text:span><text:span text:style-name="T93">ının yedeğinin alınması </text:span></text:p>
      <text:p text:style-name="P1"><text:span text:style-name="T94"/></text:p>
      <text:p text:style-name="P1"><text:span text:style-name="T95">“personel.dat” dosyas</text:span><text:span text:style-name="T96">ındaki (dolu) kayıtları, personel numarasına göre sıralı olarak içeren </text:span></text:p>
      <text:p text:style-name="P1"><text:span text:style-name="T97">“personel_yedek.dat” isimli do</text:span><text:span text:style-name="T98">ğrudan erişimli bir dosya oluşturulmalıdır. </text:span></text:p>
      <text:p text:style-name="P1"><text:span text:style-name="T99"/></text:p>
      <text:p text:style-name="P1"><text:span text:style-name="T100">C) Personel Yedekleme Dosyas</text:span><text:span text:style-name="T101">ında İkili Arama Programı </text:span></text:p>
      <text:p text:style-name="P1"><text:span text:style-name="T102"/></text:p>
      <text:p text:style-name="P1"><text:span text:style-name="T103">Kullan</text:span><text:span text:style-name="T104">ıcıdan bilgilerini görmek istediği personelin numarası alınarak, “personel_yedek.dat” </text:span></text:p>
      <text:p text:style-name="P1"><text:span text:style-name="T105">dosyas</text:span><text:span text:style-name="T106">ında aranmalı ve varsa personel bilgileri aşağıdaki şekilde listelenmelidir: </text:span></text:p>
      <text:p text:style-name="P1"><text:span text:style-name="T107"/></text:p>
      <text:p text:style-name="P1"><text:span text:style-name="T108">Per No Ad Soyad<text:s text:c="17"/></text:span><text:span text:style-name="T109">İşe Gir Tar Ünvanı Ücr<text:s text:c="2"/>Katsayısı<text:s/></text:span><text:span text:style-name="T110"/></text:p>
      <text:p text:style-name="P1"><text:span text:style-name="T111">------ ------------------------ ----------- ----------- ---------<text:s/></text:span><text:span text:style-name="T112"/></text:p>
      <text:p text:style-name="P1"><text:span text:style-name="T113">23<text:s text:c="5"/>Ali Kaya<text:s text:c="17"/>02.06.2005<text:s text:c="2"/>Uzman<text:s text:c="7"/>1.25 </text:span></text:p>
      <text:p text:style-name="P1"><text:span text:style-name="T114"/></text:p>
      <text:p text:style-name="P1"><text:span text:style-name="T115">Notlar: </text:span></text:p>
      <text:p text:style-name="P1"><text:span text:style-name="T116"/></text:p>
      <text:p text:style-name="P1"><text:span text:style-name="T117">C seçene</text:span><text:span text:style-name="T118">ğinde ikili arama yöntemi kullanılmalıdır. </text:span></text:p>
      <text:p text:style-name="P1"><text:span text:style-name="T119"/></text:p>
      <text:p text:style-name="P1"><text:span text:style-name="T120">Raporda bulunmas</text:span><text:span text:style-name="T121">ı gerekenler:</text:span><text:span text:style-name="T122"><text:s/></text:span></text:p>
      <text:p text:style-name="P1"><text:span text:style-name="T123"/></text:p>
      <text:p text:style-name="P1"><text:span text:style-name="T124">Kapak (dersin ad</text:span><text:span text:style-name="T125">ı, ödev numarası ve adı, öğrenci numarası ve ad-soyadı, teslim tarihi) </text:span></text:p>
      <text:p text:style-name="P1"><text:span text:style-name="T126">. </text:span></text:p>
      <text:p text:style-name="P1"><text:span text:style-name="T126">Analiz (problemi kendi cümlelerinizle tan</text:span><text:span text:style-name="T127">ımlayıp açıklayınız) </text:span></text:p>
      <text:p text:style-name="P1"><text:span text:style-name="T128">. </text:span></text:p>
      <text:p text:style-name="P1"><text:span text:style-name="T128">Tasar</text:span><text:span text:style-name="T129">ım (problemin çözüm yoluna yönelik düşüncelerinizi yazınız) </text:span></text:p>
      <text:p text:style-name="P1"><text:span text:style-name="T130">. </text:span></text:p>
      <text:p text:style-name="P1"><text:span text:style-name="T130">Programc</text:span><text:span text:style-name="T131">ı Kataloğu (programdaki fonksiyonların prototiplerini verip ne yaptıklarını </text:span></text:p>
      <text:p text:style-name="P1"><text:span text:style-name="T132">aç</text:span><text:span text:style-name="T133">ıklayınız, kullanılan veri yapılarını ve kullanım amaçlarını açıklayınız, kaynak </text:span></text:p>
      <text:p text:style-name="P1"><text:span text:style-name="T134">kodun ç</text:span><text:span text:style-name="T135">ıktısını ekleyiniz) </text:span></text:p>
      <text:p text:style-name="P1"><text:span text:style-name="T136">. </text:span></text:p>
      <text:p text:style-name="P1"><text:span text:style-name="T136">Kullan</text:span><text:span text:style-name="T137">ıcı Kataloğu (programın kullanım kılavuzu, programdaki kısıtlamalar)<text:s/></text:span><text:span text:style-name="T1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